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205B1AB04DEA2C83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909cm, 14.079cm, 22.906cm, 7.648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799cm" svg:height="8.669cm" svg:x="0.101cm" svg:y="0.1cm">
          <draw:image xlink:href="Pictures/10000000000005E8000007E0205B1AB04DEA2C83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2-03T14:39:33.809983142</dc:date>
    <meta:editing-duration>PT3M29S</meta:editing-duration>
    <meta:editing-cycles>5</meta:editing-cycles>
    <meta:generator>LibreOffice/7.2.2.2$MacOSX_X86_64 LibreOffice_project/02b2acce88a210515b4a5bb2e46cbfb63fe97d56</meta:generator>
    <meta:document-statistic meta:object-count="1"/>
  </office:meta>
</office:document-meta>
</file>